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11111" calcext:value-type="float">
            <text:p>111111</text:p>
          </table:table-cell>
          <table:table-cell office:value-type="float" office:value="111" calcext:value-type="float">
            <text:p>111</text:p>
          </table:table-cell>
          <table:table-cell office:value-type="float" office:value="4.4" calcext:value-type="float">
            <text:p>4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1110" calcext:value-type="float">
            <text:p>1110</text:p>
          </table:table-cell>
          <table:table-cell office:value-type="float" office:value="3.42" calcext:value-type="float">
            <text:p>3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10" calcext:value-type="float">
            <text:p>111110</text:p>
          </table:table-cell>
          <table:table-cell office:value-type="float" office:value="1111" calcext:value-type="float">
            <text:p>1111</text:p>
          </table:table-cell>
          <table:table-cell office:value-type="float" office:value="3.42" calcext:value-type="float">
            <text:p>3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float" office:value="1112" calcext:value-type="float">
            <text:p>1112</text:p>
          </table:table-cell>
          <table:table-cell office:value-type="float" office:value="3.4" calcext:value-type="float">
            <text:p>3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11" calcext:value-type="float">
            <text:p>211111</text:p>
          </table:table-cell>
          <table:table-cell office:value-type="float" office:value="2111" calcext:value-type="float">
            <text:p>2111</text:p>
          </table:table-cell>
          <table:table-cell office:value-type="float" office:value="3.4" calcext:value-type="float">
            <text:p>3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11" calcext:value-type="float">
            <text:p>101111</text:p>
          </table:table-cell>
          <table:table-cell office:value-type="float" office:value="10111" calcext:value-type="float">
            <text:p>10111</text:p>
          </table:table-cell>
          <table:table-cell office:value-type="float" office:value="2.57" calcext:value-type="float">
            <text:p>2,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01" calcext:value-type="float">
            <text:p>111101</text:p>
          </table:table-cell>
          <table:table-cell office:value-type="float" office:value="11100" calcext:value-type="float">
            <text:p>11100</text:p>
          </table:table-cell>
          <table:table-cell office:value-type="float" office:value="2.57" calcext:value-type="float">
            <text:p>2,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101" calcext:value-type="float">
            <text:p>11101</text:p>
          </table:table-cell>
          <table:table-cell office:value-type="float" office:value="2.44" calcext:value-type="float">
            <text:p>2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1102" calcext:value-type="float">
            <text:p>11102</text:p>
          </table:table-cell>
          <table:table-cell office:value-type="float" office:value="2.44" calcext:value-type="float">
            <text:p>2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00" calcext:value-type="float">
            <text:p>111100</text:p>
          </table:table-cell>
          <table:table-cell office:value-type="float" office:value="11110" calcext:value-type="float">
            <text:p>11110</text:p>
          </table:table-cell>
          <table:table-cell office:value-type="float" office:value="2.44" calcext:value-type="float">
            <text:p>2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11111" calcext:value-type="float">
            <text:p>11111</text:p>
          </table:table-cell>
          <table:table-cell office:value-type="float" office:value="2.42" calcext:value-type="float">
            <text:p>2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02" calcext:value-type="float">
            <text:p>111102</text:p>
          </table:table-cell>
          <table:table-cell office:value-type="float" office:value="11112" calcext:value-type="float">
            <text:p>11112</text:p>
          </table:table-cell>
          <table:table-cell office:value-type="float" office:value="2.42" calcext:value-type="float">
            <text:p>2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11" calcext:value-type="float">
            <text:p>201111</text:p>
          </table:table-cell>
          <table:table-cell office:value-type="float" office:value="11120" calcext:value-type="float">
            <text:p>11120</text:p>
          </table:table-cell>
          <table:table-cell office:value-type="float" office:value="2.42" calcext:value-type="float">
            <text:p>2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10" calcext:value-type="float">
            <text:p>211110</text:p>
          </table:table-cell>
          <table:table-cell office:value-type="float" office:value="11121" calcext:value-type="float">
            <text:p>11121</text:p>
          </table:table-cell>
          <table:table-cell office:value-type="float" office:value="2.42" calcext:value-type="float">
            <text:p>2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float" office:value="11122" calcext:value-type="float">
            <text:p>11122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20" calcext:value-type="float">
            <text:p>111120</text:p>
          </table:table-cell>
          <table:table-cell office:value-type="float" office:value="12111" calcext:value-type="float">
            <text:p>12111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21" calcext:value-type="float">
            <text:p>111121</text:p>
          </table:table-cell>
          <table:table-cell office:value-type="float" office:value="20111" calcext:value-type="float">
            <text:p>20111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122" calcext:value-type="float">
            <text:p>111122</text:p>
          </table:table-cell>
          <table:table-cell office:value-type="float" office:value="21110" calcext:value-type="float">
            <text:p>21110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111" calcext:value-type="float">
            <text:p>121111</text:p>
          </table:table-cell>
          <table:table-cell office:value-type="float" office:value="21111" calcext:value-type="float">
            <text:p>21111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12" calcext:value-type="float">
            <text:p>211112</text:p>
          </table:table-cell>
          <table:table-cell office:value-type="float" office:value="21112" calcext:value-type="float">
            <text:p>21112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1111" calcext:value-type="float">
            <text:p>221111</text:p>
          </table:table-cell>
          <table:table-cell office:value-type="float" office:value="22111" calcext:value-type="float">
            <text:p>22111</text:p>
          </table:table-cell>
          <table:table-cell office:value-type="float" office:value="2.4" calcext:value-type="float">
            <text:p>2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111" calcext:value-type="float">
            <text:p>110111</text:p>
          </table:table-cell>
          <table:table-cell office:value-type="float" office:value="100111" calcext:value-type="float">
            <text:p>100111</text:p>
          </table:table-cell>
          <table:table-cell office:value-type="float" office:value="1.82" calcext:value-type="float">
            <text:p>1,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11" calcext:value-type="float">
            <text:p>111011</text:p>
          </table:table-cell>
          <table:table-cell office:value-type="float" office:value="101110" calcext:value-type="float">
            <text:p>101110</text:p>
          </table:table-cell>
          <table:table-cell office:value-type="float" office:value="1.82" calcext:value-type="float">
            <text:p>1,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10" calcext:value-type="float">
            <text:p>11101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.64" calcext:value-type="float">
            <text:p>1,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12" calcext:value-type="float">
            <text:p>111012</text:p>
          </table:table-cell>
          <table:table-cell office:value-type="float" office:value="101112" calcext:value-type="float">
            <text:p>101112</text:p>
          </table:table-cell>
          <table:table-cell office:value-type="float" office:value="1.62" calcext:value-type="float">
            <text:p>1,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102111" calcext:value-type="float">
            <text:p>102111</text:p>
          </table:table-cell>
          <table:table-cell office:value-type="float" office:value="1.59" calcext:value-type="float">
            <text:p>1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110111" calcext:value-type="float">
            <text:p>110111</text:p>
          </table:table-cell>
          <table:table-cell office:value-type="float" office:value="1.59" calcext:value-type="float">
            <text:p>1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111" calcext:value-type="float">
            <text:p>100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1.59" calcext:value-type="float">
            <text:p>1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10" calcext:value-type="float">
            <text:p>10111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.59" calcext:value-type="float">
            <text:p>1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01" calcext:value-type="float">
            <text:p>111001</text:p>
          </table:table-cell>
          <table:table-cell office:value-type="float" office:value="111002" calcext:value-type="float">
            <text:p>111002</text:p>
          </table:table-cell>
          <table:table-cell office:value-type="float" office:value="1.59" calcext:value-type="float">
            <text:p>1,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12" calcext:value-type="float">
            <text:p>10111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.57" calcext:value-type="float">
            <text:p>1,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111" calcext:value-type="float">
            <text:p>210111</text:p>
          </table:table-cell>
          <table:table-cell office:value-type="float" office:value="111011" calcext:value-type="float">
            <text:p>111011</text:p>
          </table:table-cell>
          <table:table-cell office:value-type="float" office:value="1.57" calcext:value-type="float">
            <text:p>1,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01" calcext:value-type="float">
            <text:p>211101</text:p>
          </table:table-cell>
          <table:table-cell office:value-type="float" office:value="111012" calcext:value-type="float">
            <text:p>111012</text:p>
          </table:table-cell>
          <table:table-cell office:value-type="float" office:value="1.57" calcext:value-type="float">
            <text:p>1,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20" calcext:value-type="float">
            <text:p>111020</text:p>
          </table:table-cell>
          <table:table-cell office:value-type="float" office:value="1.46" calcext:value-type="float">
            <text:p>1,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1021" calcext:value-type="float">
            <text:p>111021</text:p>
          </table:table-cell>
          <table:table-cell office:value-type="float" office:value="1.46" calcext:value-type="float">
            <text:p>1,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11022" calcext:value-type="float">
            <text:p>111022</text:p>
          </table:table-cell>
          <table:table-cell office:value-type="float" office:value="1.46" calcext:value-type="float">
            <text:p>1,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.46" calcext:value-type="float">
            <text:p>1,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1101" calcext:value-type="float">
            <text:p>111101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11102" calcext:value-type="float">
            <text:p>111102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02" calcext:value-type="float">
            <text:p>111002</text:p>
          </table:table-cell>
          <table:table-cell office:value-type="float" office:value="111110" calcext:value-type="float">
            <text:p>111110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11" calcext:value-type="float">
            <text:p>200111</text:p>
          </table:table-cell>
          <table:table-cell office:value-type="float" office:value="111111" calcext:value-type="float">
            <text:p>111111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10" calcext:value-type="float">
            <text:p>201110</text:p>
          </table:table-cell>
          <table:table-cell office:value-type="float" office:value="111112" calcext:value-type="float">
            <text:p>111112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00" calcext:value-type="float">
            <text:p>211100</text:p>
          </table:table-cell>
          <table:table-cell office:value-type="float" office:value="111120" calcext:value-type="float">
            <text:p>111120</text:p>
          </table:table-cell>
          <table:table-cell office:value-type="float" office:value="1.44" calcext:value-type="float">
            <text:p>1,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111121" calcext:value-type="float">
            <text:p>11112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111122" calcext:value-type="float">
            <text:p>111122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111200" calcext:value-type="float">
            <text:p>111200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float" office:value="111201" calcext:value-type="float">
            <text:p>11120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float" office:value="111202" calcext:value-type="float">
            <text:p>111202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20" calcext:value-type="float">
            <text:p>111020</text:p>
          </table:table-cell>
          <table:table-cell office:value-type="float" office:value="111210" calcext:value-type="float">
            <text:p>111210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21" calcext:value-type="float">
            <text:p>111021</text:p>
          </table:table-cell>
          <table:table-cell office:value-type="float" office:value="111211" calcext:value-type="float">
            <text:p>11121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022" calcext:value-type="float">
            <text:p>111022</text:p>
          </table:table-cell>
          <table:table-cell office:value-type="float" office:value="111212" calcext:value-type="float">
            <text:p>111212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111" calcext:value-type="float">
            <text:p>120111</text:p>
          </table:table-cell>
          <table:table-cell office:value-type="float" office:value="111220" calcext:value-type="float">
            <text:p>111220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110" calcext:value-type="float">
            <text:p>121110</text:p>
          </table:table-cell>
          <table:table-cell office:value-type="float" office:value="111221" calcext:value-type="float">
            <text:p>11122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112" calcext:value-type="float">
            <text:p>201112</text:p>
          </table:table-cell>
          <table:table-cell office:value-type="float" office:value="111222" calcext:value-type="float">
            <text:p>111222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02" calcext:value-type="float">
            <text:p>211102</text:p>
          </table:table-cell>
          <table:table-cell office:value-type="float" office:value="112111" calcext:value-type="float">
            <text:p>11211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111" calcext:value-type="float">
            <text:p>220111</text:p>
          </table:table-cell>
          <table:table-cell office:value-type="float" office:value="120111" calcext:value-type="float">
            <text:p>120111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1110" calcext:value-type="float">
            <text:p>221110</text:p>
          </table:table-cell>
          <table:table-cell office:value-type="float" office:value="121110" calcext:value-type="float">
            <text:p>121110</text:p>
          </table:table-cell>
          <table:table-cell office:value-type="float" office:value="1.42" calcext:value-type="float">
            <text:p>1,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21111" calcext:value-type="float">
            <text:p>121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float" office:value="121112" calcext:value-type="float">
            <text:p>12111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float" office:value="122111" calcext:value-type="float">
            <text:p>122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200111" calcext:value-type="float">
            <text:p>200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111" calcext:value-type="float">
            <text:p>102111</text:p>
          </table:table-cell>
          <table:table-cell office:value-type="float" office:value="201110" calcext:value-type="float">
            <text:p>201110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00" calcext:value-type="float">
            <text:p>111200</text:p>
          </table:table-cell>
          <table:table-cell office:value-type="float" office:value="201111" calcext:value-type="float">
            <text:p>201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01" calcext:value-type="float">
            <text:p>111201</text:p>
          </table:table-cell>
          <table:table-cell office:value-type="float" office:value="201112" calcext:value-type="float">
            <text:p>20111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02" calcext:value-type="float">
            <text:p>111202</text:p>
          </table:table-cell>
          <table:table-cell office:value-type="float" office:value="202111" calcext:value-type="float">
            <text:p>202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10" calcext:value-type="float">
            <text:p>111210</text:p>
          </table:table-cell>
          <table:table-cell office:value-type="float" office:value="210111" calcext:value-type="float">
            <text:p>210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11" calcext:value-type="float">
            <text:p>111211</text:p>
          </table:table-cell>
          <table:table-cell office:value-type="float" office:value="211100" calcext:value-type="float">
            <text:p>211100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12" calcext:value-type="float">
            <text:p>111212</text:p>
          </table:table-cell>
          <table:table-cell office:value-type="float" office:value="211101" calcext:value-type="float">
            <text:p>21110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20" calcext:value-type="float">
            <text:p>111220</text:p>
          </table:table-cell>
          <table:table-cell office:value-type="float" office:value="211102" calcext:value-type="float">
            <text:p>21110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21" calcext:value-type="float">
            <text:p>111221</text:p>
          </table:table-cell>
          <table:table-cell office:value-type="float" office:value="211110" calcext:value-type="float">
            <text:p>211110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22" calcext:value-type="float">
            <text:p>111222</text:p>
          </table:table-cell>
          <table:table-cell office:value-type="float" office:value="211111" calcext:value-type="float">
            <text:p>211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111" calcext:value-type="float">
            <text:p>112111</text:p>
          </table:table-cell>
          <table:table-cell office:value-type="float" office:value="211112" calcext:value-type="float">
            <text:p>21111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112" calcext:value-type="float">
            <text:p>121112</text:p>
          </table:table-cell>
          <table:table-cell office:value-type="float" office:value="211120" calcext:value-type="float">
            <text:p>211120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111" calcext:value-type="float">
            <text:p>122111</text:p>
          </table:table-cell>
          <table:table-cell office:value-type="float" office:value="211121" calcext:value-type="float">
            <text:p>21112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111" calcext:value-type="float">
            <text:p>202111</text:p>
          </table:table-cell>
          <table:table-cell office:value-type="float" office:value="211122" calcext:value-type="float">
            <text:p>21112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20" calcext:value-type="float">
            <text:p>211120</text:p>
          </table:table-cell>
          <table:table-cell office:value-type="float" office:value="212111" calcext:value-type="float">
            <text:p>212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21" calcext:value-type="float">
            <text:p>211121</text:p>
          </table:table-cell>
          <table:table-cell office:value-type="float" office:value="220111" calcext:value-type="float">
            <text:p>220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122" calcext:value-type="float">
            <text:p>211122</text:p>
          </table:table-cell>
          <table:table-cell office:value-type="float" office:value="221110" calcext:value-type="float">
            <text:p>221110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111" calcext:value-type="float">
            <text:p>212111</text:p>
          </table:table-cell>
          <table:table-cell office:value-type="float" office:value="221111" calcext:value-type="float">
            <text:p>221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21112" calcext:value-type="float">
            <text:p>221112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22111" calcext:value-type="float">
            <text:p>222111</text:p>
          </table:table-cell>
          <table:table-cell office:value-type="float" office:value="1.4" calcext:value-type="float">
            <text:p>1,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1011" calcext:value-type="float">
            <text:p>11011</text:p>
          </table:table-cell>
          <table:table-cell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110011" calcext:value-type="float">
            <text:p>110011</text:p>
          </table:table-cell>
          <table:table-cell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110110" calcext:value-type="float">
            <text:p>110110</text:p>
          </table:table-cell>
          <table:table-cell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110112" calcext:value-type="float">
            <text:p>110112</text:p>
          </table:table-cell>
          <table:table-cell office:value-type="float" office:value="0.82" calcext:value-type="float">
            <text:p>0,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211011" calcext:value-type="float">
            <text:p>211011</text:p>
          </table:table-cell>
          <table:table-cell office:value-type="float" office:value="0.82" calcext:value-type="float">
            <text:p>0,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float" office:value="101011" calcext:value-type="float">
            <text:p>101011</text:p>
          </table:table-cell>
          <table:table-cell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101101" calcext:value-type="float">
            <text:p>101101</text:p>
          </table:table-cell>
          <table:table-cell office:value-type="float" office:value="0.74" calcext:value-type="float">
            <text:p>0,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110101" calcext:value-type="float">
            <text:p>110101</text:p>
          </table:table-cell>
          <table:table-cell office:value-type="float" office:value="0.74" calcext:value-type="float">
            <text:p>0,7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1011" calcext:value-type="float">
            <text:p>1011</text:p>
          </table:table-cell>
          <table:table-cell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1010" calcext:value-type="float">
            <text:p>11010</text:p>
          </table:table-cell>
          <table:table-cell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10010" calcext:value-type="float">
            <text:p>110010</text:p>
          </table:table-cell>
          <table:table-cell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float" office:value="11012" calcext:value-type="float">
            <text:p>11012</text:p>
          </table:table-cell>
          <table:table-cell office:value-type="float" office:value="0.64" calcext:value-type="float">
            <text:p>0,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10012" calcext:value-type="float">
            <text:p>110012</text:p>
          </table:table-cell>
          <table:table-cell office:value-type="float" office:value="0.64" calcext:value-type="float">
            <text:p>0,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01011" calcext:value-type="float">
            <text:p>201011</text:p>
          </table:table-cell>
          <table:table-cell office:value-type="float" office:value="0.64" calcext:value-type="float">
            <text:p>0,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11010" calcext:value-type="float">
            <text:p>211010</text:p>
          </table:table-cell>
          <table:table-cell office:value-type="float" office:value="0.64" calcext:value-type="float">
            <text:p>0,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21011" calcext:value-type="float">
            <text:p>21011</text:p>
          </table:table-cell>
          <table:table-cell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21011" calcext:value-type="float">
            <text:p>121011</text:p>
          </table:table-cell>
          <table:table-cell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211012" calcext:value-type="float">
            <text:p>211012</text:p>
          </table:table-cell>
          <table:table-cell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221011" calcext:value-type="float">
            <text:p>221011</text:p>
          </table:table-cell>
          <table:table-cell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float" office:value="1101" calcext:value-type="float">
            <text:p>1101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011" calcext:value-type="float">
            <text:p>10011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110" calcext:value-type="float">
            <text:p>10110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1001" calcext:value-type="float">
            <text:p>11001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0011" calcext:value-type="float">
            <text:p>100011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0110" calcext:value-type="float">
            <text:p>100110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1010" calcext:value-type="float">
            <text:p>101010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1100" calcext:value-type="float">
            <text:p>101100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10001" calcext:value-type="float">
            <text:p>110001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10100" calcext:value-type="float">
            <text:p>110100</text:p>
          </table:table-cell>
          <table:table-cell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0112" calcext:value-type="float">
            <text:p>10112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00112" calcext:value-type="float">
            <text:p>100112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01012" calcext:value-type="float">
            <text:p>101012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01102" calcext:value-type="float">
            <text:p>101102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110102" calcext:value-type="float">
            <text:p>110102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01101" calcext:value-type="float">
            <text:p>201101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10011" calcext:value-type="float">
            <text:p>210011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10110" calcext:value-type="float">
            <text:p>210110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11001" calcext:value-type="float">
            <text:p>211001</text:p>
          </table:table-cell>
          <table:table-cell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21101" calcext:value-type="float">
            <text:p>21101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1120" calcext:value-type="float">
            <text:p>101120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1121" calcext:value-type="float">
            <text:p>101121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1122" calcext:value-type="float">
            <text:p>101122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10120" calcext:value-type="float">
            <text:p>110120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10121" calcext:value-type="float">
            <text:p>110121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10122" calcext:value-type="float">
            <text:p>110122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21101" calcext:value-type="float">
            <text:p>121101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10112" calcext:value-type="float">
            <text:p>210112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221101" calcext:value-type="float">
            <text:p>221101</text:p>
          </table:table-cell>
          <table:table-cell office:value-type="float" office:value="0.57" calcext:value-type="float">
            <text:p>0,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float" office:value="101001" calcext:value-type="float">
            <text:p>101001</text:p>
          </table:table-cell>
          <table:table-cell office:value-type="float" office:value="0.56" calcext:value-type="float">
            <text:p>0,5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10101" calcext:value-type="float">
            <text:p>10101</text:p>
          </table:table-cell>
          <table:table-cell office:value-type="float" office:value="0.51" calcext:value-type="float">
            <text:p>0,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00101" calcext:value-type="float">
            <text:p>100101</text:p>
          </table:table-cell>
          <table:table-cell office:value-type="float" office:value="0.51" calcext:value-type="float">
            <text:p>0,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210101" calcext:value-type="float">
            <text:p>210101</text:p>
          </table:table-cell>
          <table:table-cell office:value-type="float" office:value="0.49" calcext:value-type="float">
            <text:p>0,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010" calcext:value-type="float">
            <text:p>1010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000" calcext:value-type="float">
            <text:p>11000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0000" calcext:value-type="float">
            <text:p>110000</text:p>
          </table:table-cell>
          <table:table-cell office:value-type="float" office:value="0.48" calcext:value-type="float">
            <text:p>0,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012" calcext:value-type="float">
            <text:p>1012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102" calcext:value-type="float">
            <text:p>1102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1002" calcext:value-type="float">
            <text:p>11002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10002" calcext:value-type="float">
            <text:p>110002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00011" calcext:value-type="float">
            <text:p>200011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00110" calcext:value-type="float">
            <text:p>200110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01010" calcext:value-type="float">
            <text:p>201010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01100" calcext:value-type="float">
            <text:p>201100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211000" calcext:value-type="float">
            <text:p>211000</text:p>
          </table:table-cell>
          <table:table-cell office:value-type="float" office:value="0.46" calcext:value-type="float">
            <text:p>0,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float" office:value="1120" calcext:value-type="float">
            <text:p>112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21" calcext:value-type="float">
            <text:p>112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22" calcext:value-type="float">
            <text:p>112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20" calcext:value-type="float">
            <text:p>1102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21" calcext:value-type="float">
            <text:p>1102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22" calcext:value-type="float">
            <text:p>1102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011" calcext:value-type="float">
            <text:p>2001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110" calcext:value-type="float">
            <text:p>201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1010" calcext:value-type="float">
            <text:p>210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1100" calcext:value-type="float">
            <text:p>2110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020" calcext:value-type="float">
            <text:p>11002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021" calcext:value-type="float">
            <text:p>11002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10022" calcext:value-type="float">
            <text:p>11002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20011" calcext:value-type="float">
            <text:p>12001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20110" calcext:value-type="float">
            <text:p>1201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21010" calcext:value-type="float">
            <text:p>1210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21100" calcext:value-type="float">
            <text:p>12110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0112" calcext:value-type="float">
            <text:p>20011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1012" calcext:value-type="float">
            <text:p>20101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01102" calcext:value-type="float">
            <text:p>20110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11002" calcext:value-type="float">
            <text:p>211002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20011" calcext:value-type="float">
            <text:p>220011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20110" calcext:value-type="float">
            <text:p>2201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21010" calcext:value-type="float">
            <text:p>22101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21100" calcext:value-type="float">
            <text:p>221100</text:p>
          </table:table-cell>
          <table:table-cell office:value-type="float" office:value="0.44" calcext:value-type="float">
            <text:p>0,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1001" calcext:value-type="float">
            <text:p>1001</text:p>
          </table:table-cell>
          <table:table-cell office:value-type="float" office:value="0.43" calcext:value-type="float">
            <text:p>0,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0010" calcext:value-type="float">
            <text:p>10010</text:p>
          </table:table-cell>
          <table:table-cell office:value-type="float" office:value="0.43" calcext:value-type="float">
            <text:p>0,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00010" calcext:value-type="float">
            <text:p>100010</text:p>
          </table:table-cell>
          <table:table-cell office:value-type="float" office:value="0.43" calcext:value-type="float">
            <text:p>0,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101000" calcext:value-type="float">
            <text:p>101000</text:p>
          </table:table-cell>
          <table:table-cell office:value-type="float" office:value="0.43" calcext:value-type="float">
            <text:p>0,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011" calcext:value-type="float">
            <text:p>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10" calcext:value-type="float">
            <text:p>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00" calcext:value-type="float">
            <text:p>1120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01" calcext:value-type="float">
            <text:p>1120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02" calcext:value-type="float">
            <text:p>1120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10" calcext:value-type="float">
            <text:p>112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11" calcext:value-type="float">
            <text:p>112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12" calcext:value-type="float">
            <text:p>112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20" calcext:value-type="float">
            <text:p>1122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21" calcext:value-type="float">
            <text:p>1122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22" calcext:value-type="float">
            <text:p>1122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011" calcext:value-type="float">
            <text:p>1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110" calcext:value-type="float">
            <text:p>1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112" calcext:value-type="float">
            <text:p>201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012" calcext:value-type="float">
            <text:p>210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102" calcext:value-type="float">
            <text:p>2110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011" calcext:value-type="float">
            <text:p>2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110" calcext:value-type="float">
            <text:p>2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02011" calcext:value-type="float">
            <text:p>10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02110" calcext:value-type="float">
            <text:p>10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00" calcext:value-type="float">
            <text:p>11020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01" calcext:value-type="float">
            <text:p>11020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02" calcext:value-type="float">
            <text:p>11020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10" calcext:value-type="float">
            <text:p>1102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11" calcext:value-type="float">
            <text:p>1102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12" calcext:value-type="float">
            <text:p>1102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20" calcext:value-type="float">
            <text:p>11022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21" calcext:value-type="float">
            <text:p>11022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0222" calcext:value-type="float">
            <text:p>11022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011" calcext:value-type="float">
            <text:p>11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12110" calcext:value-type="float">
            <text:p>11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0112" calcext:value-type="float">
            <text:p>1201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1012" calcext:value-type="float">
            <text:p>1210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1102" calcext:value-type="float">
            <text:p>12110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2011" calcext:value-type="float">
            <text:p>12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22110" calcext:value-type="float">
            <text:p>12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1120" calcext:value-type="float">
            <text:p>20112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1121" calcext:value-type="float">
            <text:p>20112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1122" calcext:value-type="float">
            <text:p>20112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2011" calcext:value-type="float">
            <text:p>20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02110" calcext:value-type="float">
            <text:p>20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1020" calcext:value-type="float">
            <text:p>21102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1021" calcext:value-type="float">
            <text:p>21102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1022" calcext:value-type="float">
            <text:p>21102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2011" calcext:value-type="float">
            <text:p>21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12110" calcext:value-type="float">
            <text:p>21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0112" calcext:value-type="float">
            <text:p>2201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1012" calcext:value-type="float">
            <text:p>22101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1102" calcext:value-type="float">
            <text:p>221102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2011" calcext:value-type="float">
            <text:p>222011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222110" calcext:value-type="float">
            <text:p>222110</text:p>
          </table:table-cell>
          <table:table-cell office:value-type="float" office:value="0.42" calcext:value-type="float">
            <text:p>0,4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float" office:value="10012" calcext:value-type="float">
            <text:p>10012</text:p>
          </table:table-cell>
          <table:table-cell office:value-type="float" office:value="0.41" calcext:value-type="float">
            <text:p>0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00012" calcext:value-type="float">
            <text:p>100012</text:p>
          </table:table-cell>
          <table:table-cell office:value-type="float" office:value="0.41" calcext:value-type="float">
            <text:p>0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101002" calcext:value-type="float">
            <text:p>101002</text:p>
          </table:table-cell>
          <table:table-cell office:value-type="float" office:value="0.41" calcext:value-type="float">
            <text:p>0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01001" calcext:value-type="float">
            <text:p>201001</text:p>
          </table:table-cell>
          <table:table-cell office:value-type="float" office:value="0.41" calcext:value-type="float">
            <text:p>0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10010" calcext:value-type="float">
            <text:p>210010</text:p>
          </table:table-cell>
          <table:table-cell office:value-type="float" office:value="0.41" calcext:value-type="float">
            <text:p>0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1001" calcext:value-type="float">
            <text:p>21001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01020" calcext:value-type="float">
            <text:p>101020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01021" calcext:value-type="float">
            <text:p>101021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01022" calcext:value-type="float">
            <text:p>101022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21001" calcext:value-type="float">
            <text:p>121001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210012" calcext:value-type="float">
            <text:p>210012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221001" calcext:value-type="float">
            <text:p>221001</text:p>
          </table:table-cell>
          <table:table-cell office:value-type="float" office:value="0.39" calcext:value-type="float">
            <text:p>0,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0.38" calcext:value-type="float">
            <text:p>0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001" calcext:value-type="float">
            <text:p>10001</text:p>
          </table:table-cell>
          <table:table-cell office:value-type="float" office:value="0.38" calcext:value-type="float">
            <text:p>0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100" calcext:value-type="float">
            <text:p>10100</text:p>
          </table:table-cell>
          <table:table-cell office:value-type="float" office:value="0.38" calcext:value-type="float">
            <text:p>0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0001" calcext:value-type="float">
            <text:p>100001</text:p>
          </table:table-cell>
          <table:table-cell office:value-type="float" office:value="0.38" calcext:value-type="float">
            <text:p>0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0100" calcext:value-type="float">
            <text:p>100100</text:p>
          </table:table-cell>
          <table:table-cell office:value-type="float" office:value="0.38" calcext:value-type="float">
            <text:p>0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float" office:value="101200" calcext:value-type="float">
            <text:p>101200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01" calcext:value-type="float">
            <text:p>101201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02" calcext:value-type="float">
            <text:p>101202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10" calcext:value-type="float">
            <text:p>101210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11" calcext:value-type="float">
            <text:p>101211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12" calcext:value-type="float">
            <text:p>101212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20" calcext:value-type="float">
            <text:p>101220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21" calcext:value-type="float">
            <text:p>101221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222" calcext:value-type="float">
            <text:p>101222</text:p>
          </table:table-cell>
          <table:table-cell office:value-type="float" office:value="0.37" calcext:value-type="float">
            <text:p>0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10102" calcext:value-type="float">
            <text:p>10102</text:p>
          </table:table-cell>
          <table:table-cell office:value-type="float" office:value="0.36" calcext:value-type="float">
            <text:p>0,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00102" calcext:value-type="float">
            <text:p>100102</text:p>
          </table:table-cell>
          <table:table-cell office:value-type="float" office:value="0.36" calcext:value-type="float">
            <text:p>0,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00101" calcext:value-type="float">
            <text:p>200101</text:p>
          </table:table-cell>
          <table:table-cell office:value-type="float" office:value="0.36" calcext:value-type="float">
            <text:p>0,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10001" calcext:value-type="float">
            <text:p>210001</text:p>
          </table:table-cell>
          <table:table-cell office:value-type="float" office:value="0.36" calcext:value-type="float">
            <text:p>0,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10100" calcext:value-type="float">
            <text:p>210100</text:p>
          </table:table-cell>
          <table:table-cell office:value-type="float" office:value="0.36" calcext:value-type="float">
            <text:p>0,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0120" calcext:value-type="float">
            <text:p>10120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121" calcext:value-type="float">
            <text:p>10121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122" calcext:value-type="float">
            <text:p>10122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0101" calcext:value-type="float">
            <text:p>20101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0120" calcext:value-type="float">
            <text:p>100120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0121" calcext:value-type="float">
            <text:p>100121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00122" calcext:value-type="float">
            <text:p>100122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120101" calcext:value-type="float">
            <text:p>120101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10102" calcext:value-type="float">
            <text:p>210102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20101" calcext:value-type="float">
            <text:p>220101</text:p>
          </table:table-cell>
          <table:table-cell office:value-type="float" office:value="0.34" calcext:value-type="float">
            <text:p>0,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101" calcext:value-type="float">
            <text:p>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2101" calcext:value-type="float">
            <text:p>1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2101" calcext:value-type="float">
            <text:p>2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02101" calcext:value-type="float">
            <text:p>10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12101" calcext:value-type="float">
            <text:p>11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22101" calcext:value-type="float">
            <text:p>12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02101" calcext:value-type="float">
            <text:p>20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10120" calcext:value-type="float">
            <text:p>210120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10121" calcext:value-type="float">
            <text:p>21012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10122" calcext:value-type="float">
            <text:p>210122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12101" calcext:value-type="float">
            <text:p>21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222101" calcext:value-type="float">
            <text:p>222101</text:p>
          </table:table-cell>
          <table:table-cell office:value-type="float" office:value="0.32" calcext:value-type="float">
            <text:p>0,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.28" calcext:value-type="float">
            <text:p>0,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002" calcext:value-type="float">
            <text:p>1002</text:p>
          </table:table-cell>
          <table:table-cell office:value-type="float" office:value="0.28" calcext:value-type="float">
            <text:p>0,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00010" calcext:value-type="float">
            <text:p>200010</text:p>
          </table:table-cell>
          <table:table-cell office:value-type="float" office:value="0.28" calcext:value-type="float">
            <text:p>0,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201000" calcext:value-type="float">
            <text:p>201000</text:p>
          </table:table-cell>
          <table:table-cell office:value-type="float" office:value="0.28" calcext:value-type="float">
            <text:p>0,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020" calcext:value-type="float">
            <text:p>102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021" calcext:value-type="float">
            <text:p>1021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022" calcext:value-type="float">
            <text:p>1022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0010" calcext:value-type="float">
            <text:p>2001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1000" calcext:value-type="float">
            <text:p>2100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20010" calcext:value-type="float">
            <text:p>12001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21000" calcext:value-type="float">
            <text:p>12100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00012" calcext:value-type="float">
            <text:p>200012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01002" calcext:value-type="float">
            <text:p>201002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20010" calcext:value-type="float">
            <text:p>22001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21000" calcext:value-type="float">
            <text:p>221000</text:p>
          </table:table-cell>
          <table:table-cell office:value-type="float" office:value="0.26" calcext:value-type="float">
            <text:p>0,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00000" calcext:value-type="float">
            <text:p>100000</text:p>
          </table:table-cell>
          <table:table-cell office:value-type="float" office:value="0.25" calcext:value-type="float">
            <text:p>0,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01" calcext:value-type="float">
            <text:p>1201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02" calcext:value-type="float">
            <text:p>120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10" calcext:value-type="float">
            <text:p>12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11" calcext:value-type="float">
            <text:p>1211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12" calcext:value-type="float">
            <text:p>121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20" calcext:value-type="float">
            <text:p>122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21" calcext:value-type="float">
            <text:p>1221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22" calcext:value-type="float">
            <text:p>122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10" calcext:value-type="float">
            <text:p>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010" calcext:value-type="float">
            <text:p>1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012" calcext:value-type="float">
            <text:p>2001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1002" calcext:value-type="float">
            <text:p>2100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2010" calcext:value-type="float">
            <text:p>2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02010" calcext:value-type="float">
            <text:p>10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12010" calcext:value-type="float">
            <text:p>11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0012" calcext:value-type="float">
            <text:p>12001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1002" calcext:value-type="float">
            <text:p>12100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22010" calcext:value-type="float">
            <text:p>12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1020" calcext:value-type="float">
            <text:p>20102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1021" calcext:value-type="float">
            <text:p>201021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1022" calcext:value-type="float">
            <text:p>20102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02010" calcext:value-type="float">
            <text:p>20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12010" calcext:value-type="float">
            <text:p>21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20012" calcext:value-type="float">
            <text:p>22001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21002" calcext:value-type="float">
            <text:p>221002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222010" calcext:value-type="float">
            <text:p>222010</text:p>
          </table:table-cell>
          <table:table-cell office:value-type="float" office:value="0.24" calcext:value-type="float">
            <text:p>0,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0002" calcext:value-type="float">
            <text:p>10002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00002" calcext:value-type="float">
            <text:p>100002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00001" calcext:value-type="float">
            <text:p>200001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00100" calcext:value-type="float">
            <text:p>200100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10000" calcext:value-type="float">
            <text:p>210000</text:p>
          </table:table-cell>
          <table:table-cell office:value-type="float" office:value="0.23" calcext:value-type="float">
            <text:p>0,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20" calcext:value-type="float">
            <text:p>1002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21" calcext:value-type="float">
            <text:p>1002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22" calcext:value-type="float">
            <text:p>10022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001" calcext:value-type="float">
            <text:p>2000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100" calcext:value-type="float">
            <text:p>2010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020" calcext:value-type="float">
            <text:p>10002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021" calcext:value-type="float">
            <text:p>10002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00022" calcext:value-type="float">
            <text:p>100022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20001" calcext:value-type="float">
            <text:p>12000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20100" calcext:value-type="float">
            <text:p>12010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0102" calcext:value-type="float">
            <text:p>200102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10002" calcext:value-type="float">
            <text:p>210002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0001" calcext:value-type="float">
            <text:p>220001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20100" calcext:value-type="float">
            <text:p>220100</text:p>
          </table:table-cell>
          <table:table-cell office:value-type="float" office:value="0.21" calcext:value-type="float">
            <text:p>0,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2001" calcext:value-type="float">
            <text:p>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00" calcext:value-type="float">
            <text:p>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00" calcext:value-type="float">
            <text:p>102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01" calcext:value-type="float">
            <text:p>102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02" calcext:value-type="float">
            <text:p>1020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10" calcext:value-type="float">
            <text:p>1021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11" calcext:value-type="float">
            <text:p>1021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12" calcext:value-type="float">
            <text:p>1021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20" calcext:value-type="float">
            <text:p>1022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21" calcext:value-type="float">
            <text:p>1022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22" calcext:value-type="float">
            <text:p>1022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2001" calcext:value-type="float">
            <text:p>1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2100" calcext:value-type="float">
            <text:p>1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102" calcext:value-type="float">
            <text:p>2010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2001" calcext:value-type="float">
            <text:p>2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2100" calcext:value-type="float">
            <text:p>2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00" calcext:value-type="float">
            <text:p>1002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01" calcext:value-type="float">
            <text:p>1002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02" calcext:value-type="float">
            <text:p>10020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10" calcext:value-type="float">
            <text:p>10021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11" calcext:value-type="float">
            <text:p>10021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12" calcext:value-type="float">
            <text:p>10021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20" calcext:value-type="float">
            <text:p>10022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21" calcext:value-type="float">
            <text:p>10022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0222" calcext:value-type="float">
            <text:p>10022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001" calcext:value-type="float">
            <text:p>10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02100" calcext:value-type="float">
            <text:p>10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12001" calcext:value-type="float">
            <text:p>11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12100" calcext:value-type="float">
            <text:p>11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20102" calcext:value-type="float">
            <text:p>12010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22001" calcext:value-type="float">
            <text:p>12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22100" calcext:value-type="float">
            <text:p>12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0120" calcext:value-type="float">
            <text:p>20012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0121" calcext:value-type="float">
            <text:p>20012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0122" calcext:value-type="float">
            <text:p>20012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2001" calcext:value-type="float">
            <text:p>20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2100" calcext:value-type="float">
            <text:p>20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0020" calcext:value-type="float">
            <text:p>21002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0021" calcext:value-type="float">
            <text:p>21002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0022" calcext:value-type="float">
            <text:p>21002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2001" calcext:value-type="float">
            <text:p>21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12100" calcext:value-type="float">
            <text:p>21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20102" calcext:value-type="float">
            <text:p>220102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22001" calcext:value-type="float">
            <text:p>222001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22100" calcext:value-type="float">
            <text:p>222100</text:p>
          </table:table-cell>
          <table:table-cell office:value-type="float" office:value="0.19" calcext:value-type="float">
            <text:p>0,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0000" calcext:value-type="float">
            <text:p>20000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20000" calcext:value-type="float">
            <text:p>120000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00002" calcext:value-type="float">
            <text:p>200002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20000" calcext:value-type="float">
            <text:p>220000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000" calcext:value-type="float">
            <text:p>1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02" calcext:value-type="float">
            <text:p>2000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000" calcext:value-type="float">
            <text:p>2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02000" calcext:value-type="float">
            <text:p>10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12000" calcext:value-type="float">
            <text:p>11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0002" calcext:value-type="float">
            <text:p>12000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22000" calcext:value-type="float">
            <text:p>12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020" calcext:value-type="float">
            <text:p>20002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021" calcext:value-type="float">
            <text:p>20002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022" calcext:value-type="float">
            <text:p>20002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2000" calcext:value-type="float">
            <text:p>20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12000" calcext:value-type="float">
            <text:p>21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0002" calcext:value-type="float">
            <text:p>22000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22000" calcext:value-type="float">
            <text:p>222000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" calcext:value-type="float">
            <text:p>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" calcext:value-type="float">
            <text:p>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" calcext:value-type="float">
            <text:p>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" calcext:value-type="float">
            <text:p>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" calcext:value-type="float">
            <text:p>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1" calcext:value-type="float">
            <text:p>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" calcext:value-type="float">
            <text:p>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0" calcext:value-type="float">
            <text:p>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1" calcext:value-type="float">
            <text:p>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" calcext:value-type="float">
            <text:p>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" calcext:value-type="float">
            <text:p>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" calcext:value-type="float">
            <text:p>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" calcext:value-type="float">
            <text:p>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02" calcext:value-type="float">
            <text:p>1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12" calcext:value-type="float">
            <text:p>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0" calcext:value-type="float">
            <text:p>1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1" calcext:value-type="float">
            <text:p>1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2" calcext:value-type="float">
            <text:p>1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02" calcext:value-type="float">
            <text:p>1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12" calcext:value-type="float">
            <text:p>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0" calcext:value-type="float">
            <text:p>1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1" calcext:value-type="float">
            <text:p>1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2" calcext:value-type="float">
            <text:p>1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0" calcext:value-type="float">
            <text:p>1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1" calcext:value-type="float">
            <text:p>1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2" calcext:value-type="float">
            <text:p>1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0" calcext:value-type="float">
            <text:p>1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1" calcext:value-type="float">
            <text:p>1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2" calcext:value-type="float">
            <text:p>1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0" calcext:value-type="float">
            <text:p>1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1" calcext:value-type="float">
            <text:p>1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2" calcext:value-type="float">
            <text:p>1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0" calcext:value-type="float">
            <text:p>20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1" calcext:value-type="float">
            <text:p>20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2" calcext:value-type="float">
            <text:p>20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0" calcext:value-type="float">
            <text:p>20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1" calcext:value-type="float">
            <text:p>20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2" calcext:value-type="float">
            <text:p>2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0" calcext:value-type="float">
            <text:p>20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1" calcext:value-type="float">
            <text:p>2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2" calcext:value-type="float">
            <text:p>2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0" calcext:value-type="float">
            <text:p>2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1" calcext:value-type="float">
            <text:p>2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2" calcext:value-type="float">
            <text:p>2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0" calcext:value-type="float">
            <text:p>2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1" calcext:value-type="float">
            <text:p>2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2" calcext:value-type="float">
            <text:p>2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0" calcext:value-type="float">
            <text:p>2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1" calcext:value-type="float">
            <text:p>2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2" calcext:value-type="float">
            <text:p>2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0" calcext:value-type="float">
            <text:p>2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1" calcext:value-type="float">
            <text:p>2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2" calcext:value-type="float">
            <text:p>2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0" calcext:value-type="float">
            <text:p>2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1" calcext:value-type="float">
            <text:p>2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2" calcext:value-type="float">
            <text:p>2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0" calcext:value-type="float">
            <text:p>2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1" calcext:value-type="float">
            <text:p>2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2" calcext:value-type="float">
            <text:p>2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0" calcext:value-type="float">
            <text:p>2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1" calcext:value-type="float">
            <text:p>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2" calcext:value-type="float">
            <text:p>2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02" calcext:value-type="float">
            <text:p>2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12" calcext:value-type="float">
            <text:p>2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0" calcext:value-type="float">
            <text:p>2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1" calcext:value-type="float">
            <text:p>2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2" calcext:value-type="float">
            <text:p>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02" calcext:value-type="float">
            <text:p>2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12" calcext:value-type="float">
            <text:p>2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0" calcext:value-type="float">
            <text:p>2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1" calcext:value-type="float">
            <text:p>2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2" calcext:value-type="float">
            <text:p>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0" calcext:value-type="float">
            <text:p>2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1" calcext:value-type="float">
            <text:p>2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2" calcext:value-type="float">
            <text:p>2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0" calcext:value-type="float">
            <text:p>2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1" calcext:value-type="float">
            <text:p>2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2" calcext:value-type="float">
            <text:p>2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0" calcext:value-type="float">
            <text:p>2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1" calcext:value-type="float">
            <text:p>2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2" calcext:value-type="float">
            <text:p>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002" calcext:value-type="float">
            <text:p>1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012" calcext:value-type="float">
            <text:p>10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020" calcext:value-type="float">
            <text:p>10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021" calcext:value-type="float">
            <text:p>10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022" calcext:value-type="float">
            <text:p>10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102" calcext:value-type="float">
            <text:p>10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112" calcext:value-type="float">
            <text:p>10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120" calcext:value-type="float">
            <text:p>10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121" calcext:value-type="float">
            <text:p>10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122" calcext:value-type="float">
            <text:p>10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00" calcext:value-type="float">
            <text:p>10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01" calcext:value-type="float">
            <text:p>10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02" calcext:value-type="float">
            <text:p>10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10" calcext:value-type="float">
            <text:p>10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11" calcext:value-type="float">
            <text:p>10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12" calcext:value-type="float">
            <text:p>10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20" calcext:value-type="float">
            <text:p>10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21" calcext:value-type="float">
            <text:p>10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2222" calcext:value-type="float">
            <text:p>10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002" calcext:value-type="float">
            <text:p>11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012" calcext:value-type="float">
            <text:p>1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020" calcext:value-type="float">
            <text:p>11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021" calcext:value-type="float">
            <text:p>11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022" calcext:value-type="float">
            <text:p>11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102" calcext:value-type="float">
            <text:p>11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112" calcext:value-type="float">
            <text:p>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120" calcext:value-type="float">
            <text:p>11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121" calcext:value-type="float">
            <text:p>11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122" calcext:value-type="float">
            <text:p>11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00" calcext:value-type="float">
            <text:p>11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01" calcext:value-type="float">
            <text:p>11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02" calcext:value-type="float">
            <text:p>11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10" calcext:value-type="float">
            <text:p>11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11" calcext:value-type="float">
            <text:p>11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12" calcext:value-type="float">
            <text:p>11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20" calcext:value-type="float">
            <text:p>11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21" calcext:value-type="float">
            <text:p>11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2222" calcext:value-type="float">
            <text:p>11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020" calcext:value-type="float">
            <text:p>120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021" calcext:value-type="float">
            <text:p>120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022" calcext:value-type="float">
            <text:p>120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120" calcext:value-type="float">
            <text:p>120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121" calcext:value-type="float">
            <text:p>120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122" calcext:value-type="float">
            <text:p>12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00" calcext:value-type="float">
            <text:p>120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01" calcext:value-type="float">
            <text:p>12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02" calcext:value-type="float">
            <text:p>12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10" calcext:value-type="float">
            <text:p>12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11" calcext:value-type="float">
            <text:p>12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12" calcext:value-type="float">
            <text:p>12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20" calcext:value-type="float">
            <text:p>12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21" calcext:value-type="float">
            <text:p>12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0222" calcext:value-type="float">
            <text:p>12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020" calcext:value-type="float">
            <text:p>12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021" calcext:value-type="float">
            <text:p>12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022" calcext:value-type="float">
            <text:p>12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120" calcext:value-type="float">
            <text:p>12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121" calcext:value-type="float">
            <text:p>12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122" calcext:value-type="float">
            <text:p>12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00" calcext:value-type="float">
            <text:p>12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01" calcext:value-type="float">
            <text:p>12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02" calcext:value-type="float">
            <text:p>12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10" calcext:value-type="float">
            <text:p>12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11" calcext:value-type="float">
            <text:p>12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12" calcext:value-type="float">
            <text:p>12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20" calcext:value-type="float">
            <text:p>12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21" calcext:value-type="float">
            <text:p>1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222" calcext:value-type="float">
            <text:p>12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02" calcext:value-type="float">
            <text:p>12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12" calcext:value-type="float">
            <text:p>12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20" calcext:value-type="float">
            <text:p>12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21" calcext:value-type="float">
            <text:p>12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022" calcext:value-type="float">
            <text:p>1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02" calcext:value-type="float">
            <text:p>12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12" calcext:value-type="float">
            <text:p>12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20" calcext:value-type="float">
            <text:p>12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21" calcext:value-type="float">
            <text:p>12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122" calcext:value-type="float">
            <text:p>1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00" calcext:value-type="float">
            <text:p>12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01" calcext:value-type="float">
            <text:p>12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02" calcext:value-type="float">
            <text:p>12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10" calcext:value-type="float">
            <text:p>12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11" calcext:value-type="float">
            <text:p>12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12" calcext:value-type="float">
            <text:p>12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20" calcext:value-type="float">
            <text:p>12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21" calcext:value-type="float">
            <text:p>12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2222" calcext:value-type="float">
            <text:p>1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00" calcext:value-type="float">
            <text:p>200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01" calcext:value-type="float">
            <text:p>20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02" calcext:value-type="float">
            <text:p>20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10" calcext:value-type="float">
            <text:p>20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11" calcext:value-type="float">
            <text:p>20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12" calcext:value-type="float">
            <text:p>20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20" calcext:value-type="float">
            <text:p>20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21" calcext:value-type="float">
            <text:p>20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0222" calcext:value-type="float">
            <text:p>20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00" calcext:value-type="float">
            <text:p>20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01" calcext:value-type="float">
            <text:p>20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02" calcext:value-type="float">
            <text:p>20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10" calcext:value-type="float">
            <text:p>20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11" calcext:value-type="float">
            <text:p>20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12" calcext:value-type="float">
            <text:p>20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20" calcext:value-type="float">
            <text:p>20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21" calcext:value-type="float">
            <text:p>20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222" calcext:value-type="float">
            <text:p>20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02" calcext:value-type="float">
            <text:p>2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12" calcext:value-type="float">
            <text:p>20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20" calcext:value-type="float">
            <text:p>20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21" calcext:value-type="float">
            <text:p>20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022" calcext:value-type="float">
            <text:p>20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02" calcext:value-type="float">
            <text:p>20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12" calcext:value-type="float">
            <text:p>20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20" calcext:value-type="float">
            <text:p>20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21" calcext:value-type="float">
            <text:p>20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122" calcext:value-type="float">
            <text:p>20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00" calcext:value-type="float">
            <text:p>20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01" calcext:value-type="float">
            <text:p>20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02" calcext:value-type="float">
            <text:p>20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10" calcext:value-type="float">
            <text:p>20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11" calcext:value-type="float">
            <text:p>20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12" calcext:value-type="float">
            <text:p>20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20" calcext:value-type="float">
            <text:p>20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21" calcext:value-type="float">
            <text:p>20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222" calcext:value-type="float">
            <text:p>20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00" calcext:value-type="float">
            <text:p>210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01" calcext:value-type="float">
            <text:p>21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02" calcext:value-type="float">
            <text:p>21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10" calcext:value-type="float">
            <text:p>21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11" calcext:value-type="float">
            <text:p>21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12" calcext:value-type="float">
            <text:p>21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20" calcext:value-type="float">
            <text:p>21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21" calcext:value-type="float">
            <text:p>21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0222" calcext:value-type="float">
            <text:p>21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00" calcext:value-type="float">
            <text:p>21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01" calcext:value-type="float">
            <text:p>21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02" calcext:value-type="float">
            <text:p>21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10" calcext:value-type="float">
            <text:p>21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11" calcext:value-type="float">
            <text:p>21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12" calcext:value-type="float">
            <text:p>21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20" calcext:value-type="float">
            <text:p>21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21" calcext:value-type="float">
            <text:p>21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222" calcext:value-type="float">
            <text:p>21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02" calcext:value-type="float">
            <text:p>21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12" calcext:value-type="float">
            <text:p>2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20" calcext:value-type="float">
            <text:p>21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21" calcext:value-type="float">
            <text:p>21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022" calcext:value-type="float">
            <text:p>21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02" calcext:value-type="float">
            <text:p>21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12" calcext:value-type="float">
            <text:p>2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20" calcext:value-type="float">
            <text:p>21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21" calcext:value-type="float">
            <text:p>21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122" calcext:value-type="float">
            <text:p>21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00" calcext:value-type="float">
            <text:p>21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01" calcext:value-type="float">
            <text:p>21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02" calcext:value-type="float">
            <text:p>21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10" calcext:value-type="float">
            <text:p>21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11" calcext:value-type="float">
            <text:p>21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12" calcext:value-type="float">
            <text:p>21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20" calcext:value-type="float">
            <text:p>21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21" calcext:value-type="float">
            <text:p>21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222" calcext:value-type="float">
            <text:p>21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020" calcext:value-type="float">
            <text:p>220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021" calcext:value-type="float">
            <text:p>220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022" calcext:value-type="float">
            <text:p>220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120" calcext:value-type="float">
            <text:p>220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121" calcext:value-type="float">
            <text:p>220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122" calcext:value-type="float">
            <text:p>220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00" calcext:value-type="float">
            <text:p>220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01" calcext:value-type="float">
            <text:p>220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02" calcext:value-type="float">
            <text:p>220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10" calcext:value-type="float">
            <text:p>220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11" calcext:value-type="float">
            <text:p>220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12" calcext:value-type="float">
            <text:p>220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20" calcext:value-type="float">
            <text:p>220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21" calcext:value-type="float">
            <text:p>220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0222" calcext:value-type="float">
            <text:p>220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020" calcext:value-type="float">
            <text:p>22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021" calcext:value-type="float">
            <text:p>22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022" calcext:value-type="float">
            <text:p>22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120" calcext:value-type="float">
            <text:p>22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121" calcext:value-type="float">
            <text:p>22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122" calcext:value-type="float">
            <text:p>22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00" calcext:value-type="float">
            <text:p>221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01" calcext:value-type="float">
            <text:p>221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02" calcext:value-type="float">
            <text:p>221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10" calcext:value-type="float">
            <text:p>221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11" calcext:value-type="float">
            <text:p>221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12" calcext:value-type="float">
            <text:p>221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20" calcext:value-type="float">
            <text:p>221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21" calcext:value-type="float">
            <text:p>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1222" calcext:value-type="float">
            <text:p>221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02" calcext:value-type="float">
            <text:p>22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12" calcext:value-type="float">
            <text:p>22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20" calcext:value-type="float">
            <text:p>222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21" calcext:value-type="float">
            <text:p>222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022" calcext:value-type="float">
            <text:p>2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02" calcext:value-type="float">
            <text:p>222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12" calcext:value-type="float">
            <text:p>22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20" calcext:value-type="float">
            <text:p>222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21" calcext:value-type="float">
            <text:p>222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122" calcext:value-type="float">
            <text:p>222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00" calcext:value-type="float">
            <text:p>222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01" calcext:value-type="float">
            <text:p>222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02" calcext:value-type="float">
            <text:p>222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10" calcext:value-type="float">
            <text:p>222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11" calcext:value-type="float">
            <text:p>222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12" calcext:value-type="float">
            <text:p>222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20" calcext:value-type="float">
            <text:p>222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21" calcext:value-type="float">
            <text:p>222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2222" calcext:value-type="float">
            <text:p>22222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D1:Sheet1.D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45:49.145417097</meta:creation-date>
    <dc:date>2022-10-16T21:55:43.415700840</dc:date>
    <meta:editing-duration>PT4H29M9S</meta:editing-duration>
    <meta:editing-cycles>4</meta:editing-cycles>
    <meta:generator>LibreOffice/7.4.2.3$Linux_X86_64 LibreOffice_project/40$Build-3</meta:generator>
    <meta:document-statistic meta:table-count="1" meta:cell-count="2916" meta:object-count="0"/>
  </office:meta>
</office:document-meta>
</file>